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8-02_18-49-28_000.mp4</text:p>
          </table:table-cell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float" office:value="0">
            <text:p>0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8-02_18-53-02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float" office:value="0">
            <text:p>0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 office:value-type="string">
            <text:p>2023-08-02_20-00-44_000.jpg</text:p>
          </table:table-cell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8-02_20-01-14_000.jpg</text:p>
          </table:table-cell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float" office:value="0">
            <text:p>0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8-02_20-01-36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float" office:value="0">
            <text:p>0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8-02_20-01-45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float" office:value="0">
            <text:p>0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8-02_20-02-00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float" office:value="0">
            <text:p>0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7" office:value-type="string">
            <text:p>2023-08-02_20-02-14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3-08-02_20-02-25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7" office:value-type="string">
            <text:p>2023-08-02_21-23-24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8" office:value-type="string">
            <text:p>2023-08-03_00-47-32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8-03_07-15-24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8-03_12-40-14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3">2023/08/03</text:date>, <text:time>17:28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03T17:28:00.98</dc:date>
    <dc:creator>iwabuchi ken</dc:creator>
    <meta:editing-duration>P58DT4M14S</meta:editing-duration>
    <meta:editing-cycles>19344</meta:editing-cycles>
    <meta:document-statistic meta:table-count="2" meta:cell-count="921" meta:object-count="0"/>
    <meta:user-defined meta:name="qrichtext">1</meta:user-defined>
  </office:meta>
</office:document-meta>
</file>